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GUI Installation Wizard for OOo (Preview)<text:tab/><text:tab/><text:tab/><text:tab/>02/01/07</text:p>
      <text:p text:style-name="Standard"/>
      <text:p text:style-name="Standard"/>
      <text:p text:style-name="Standard">The new Java GUI installation wizard for OpenOffice.org (OOo) allows the installation of OOo 2.2 and following versions with the help of a graphical user interface (GUI). This wizards simplifies the installation, because he allows <text:span text:style-name="T1">simple selection of modules</text:span> and offers an easy way to set the <text:span text:style-name="T1">installation path</text:span>. Of course an installed Java is required to use this installation wizard. </text:p>
      <text:p text:style-name="Standard"/>
      <text:p text:style-name="Standard">The installation wizard is not part of OOo 2.2. It is desired, to make the GUI wizard part of OOo 2.3. Currently only a <text:span text:style-name="T1">preview</text:span> can be downloaded. It would be great, to get some feedback, about the new installation process. </text:p>
      <text:p text:style-name="Standard"/>
      <text:p text:style-name="P2">Root and standard user privileges:</text:p>
      <text:p text:style-name="Standard"/>
      <text:p text:style-name="Standard">The Installation Wizard can be executed with <text:span text:style-name="T1">root privileges</text:span>, but on Linux (RPM) also with standard <text:span text:style-name="T1">user privileges</text:span>.</text:p>
      <text:p text:style-name="Standard">If you install with root privileges, you can only install one OOo on your system. With standard user privileges many different OOo versions can be installed next to each other.</text:p>
      <text:p text:style-name="Standard"/>
      <text:p text:style-name="P2">Supported package formats:</text:p>
      <text:p text:style-name="Standard"/>
      <text:p text:style-name="Standard">Currently the Java GUI installer is available for <text:span text:style-name="T1">Solaris packages</text:span> and <text:span text:style-name="T1">Linux RPMs</text:span>. But the code is open sourced and further package formats can be added. In the OOo source code, the new installation wizard is included in cvs module “javainstaller2”.</text:p>
      <text:p text:style-name="Standard"/>
      <text:p text:style-name="P2">Different Wizards:</text:p>
      <text:p text:style-name="Standard"/>
      <text:p text:style-name="Standard">The Installation Wizard can be used for <text:span text:style-name="T1">installation</text:span>, <text:span text:style-name="T1">uninstallation</text:span> and also in the <text:span text:style-name="T1">maintenance mode</text:span>, in which packages can be added or removed. </text:p>
      <text:p text:style-name="Standard"/>
      <text:p text:style-name="P2">Using the Installation Wizard:</text:p>
      <text:p text:style-name="Standard"/>
      <text:p text:style-name="P4">Installation:</text:p>
      <text:p text:style-name="Standard"/>
      <text:p text:style-name="Standard">If you download the OOo 2.2 installation set, you receive a file with the extension “.gz”. You can unpack this with “gunzip” and will find the complete content of the installation included into a shell script file, for example “OOo_2.2.0_LinuxIntel_install_en-US_Preview.sh”. If you execute the script, you are asked in which directory the installation set shall be unpacked. You can choose the default directory inside your temp directory. But of course any other directory is fine as well. You need to know the location of the unpacked installation set, if you want to add additional components later (maintenance mode) or if you simply want to remove the installation set to save disc space.</text:p>
      <text:p text:style-name="Standard"/>
      <text:p text:style-name="Standard">After the installation set is unpacked, the “setup” starts automatically. Please take care of correct display settings! Follow the displayed installation instructions. When the setup has finished, you have an installed OOo 2.2 on your system and can begin to work with OOo. <text:s/></text:p>
      <text:p text:style-name="Standard"/>
      <text:p text:style-name="Standard">If you make the installation with root privileges, the installer uses the system specific installation databases. If you have standard user privileges, “RPM” and “pkgadd” are used in that way, that a user specific database is created. </text:p>
      <text:p text:style-name="Standard"/>
      <text:p text:style-name="P3">Maintenance mode:</text:p>
      <text:p text:style-name="Standard"/>
      <text:p text:style-name="Standard">At any time, you can add further components to OOo, that are available in the installation set. You can also remove installed components, if you do not need them and want to save disc space. </text:p>
      <text:p text:style-name="Standard">Adding components requires the original installation set. Therefore you should know, where it was unpacked by the shell script, that you downloaded. Please start the “setup” again. If your installation was done with root privileges, the installation wizard finds the installed OOo and analyzes which components are already installed. Contrary to this, the installation with standard user privileges can be executed as often as you want in any directory, in which you have write access. Therefore you can define any directory in the installation wizard. If you have already an installed OOo in the defined directory, the installation wizard finds it, and checks which components you have installed. In any case, if an existing product was found, the following module selection dialog offers only those components, that are not already installed.</text:p>
      <text:p text:style-name="Standard"/>
      <text:p text:style-name="Standard">If you want to remove components from an already installed product, you have to use the “setup”, that is located in the root of the installed OOo product. <text:s/>You have to execute the “setup” with the same privileges, that you have used, when you installed OOo. When you start the “setup”, the installation wizard appears and offers the removal of installed OOo components. If you select “Partial” uninstallation, the product will not be removed completely. You will see the module selection dialog, in which you can select, which components shall be removed. If you select all components, this is interpreted as a complete uninstallation and OOo will be removed from your system completely. </text:p>
      <text:p text:style-name="Standard"/>
      <text:p text:style-name="P3">Uninstallation:</text:p>
      <text:p text:style-name="Standard"/>
      <text:p text:style-name="Standard">If you want ro remove OOo from your system, you have to use the “setup” that is located in the root of the installed OOo. You have to execute the “setup” with the same privileges, that you have used, when you installed OOo. When you start the “setup”, the installation wizard appears. In the dialog “Type of uninstallation” please choose “Complete”, not “Partial”. If you choose complete, the “Uninstallation Wizard” will remove OOo from your system complet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5$Build-9114</meta:generator>
    <meta:creation-date>2007-02-01T15:26:58</meta:creation-date>
    <dc:date>2007-02-02T14:40:40</dc:date>
    <dc:language>en-US</dc:language>
    <meta:editing-cycles>13</meta:editing-cycles>
    <meta:editing-duration>PT1H26M16S</meta:editing-duration>
    <meta:user-defined meta:name="Info 1"/>
    <meta:user-defined meta:name="Info 2"/>
    <meta:user-defined meta:name="Info 3"/>
    <meta:user-defined meta:name="Info 4"/>
    <meta:document-statistic meta:table-count="0" meta:image-count="0" meta:object-count="0" meta:page-count="2" meta:paragraph-count="21" meta:word-count="796" meta:character-count="4895"/>
  </office:meta>
</office:document-meta>
</file>